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" fo:font-size="12pt" fo:background-color="#ffffff"/>
    </style:style>
    <style:style style:name="P2" style:family="paragraph" style:parent-style-name="Text_20_body">
      <style:text-properties style:font-name="Times" fo:font-size="14pt" fo:font-weight="bold" fo:background-color="#ffffff"/>
    </style:style>
    <style:style style:name="P3" style:family="paragraph" style:parent-style-name="Text_20_body">
      <style:text-properties style:font-name="Times" fo:font-size="18pt" fo:font-weight="bold" fo:background-color="#ffffff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" fo:font-size="12pt" fo:background-color="#ffffff"/>
    </style:style>
    <style:style style:name="P5" style:family="paragraph" style:parent-style-name="Text_20_body">
      <style:text-properties style:font-name="Times" fo:font-size="18pt" fo:font-weight="bold" fo:background-color="#ffffff"/>
    </style:style>
    <style:style style:name="P6" style:family="paragraph" style:parent-style-name="Text_20_body" style:list-style-name="L1">
      <style:text-properties style:font-name="Times" fo:font-size="18pt" fo:font-weight="bold" fo:background-color="#ffffff"/>
    </style:style>
    <style:style style:name="P7" style:family="paragraph" style:parent-style-name="Text_20_body">
      <style:text-properties style:font-name="Times" fo:font-size="14pt" fo:background-color="#ffffff"/>
    </style:style>
    <style:style style:name="P8" style:family="paragraph" style:parent-style-name="Text_20_body">
      <style:paragraph-properties fo:text-align="start" style:justify-single-word="false"/>
      <style:text-properties style:font-name="Times" fo:font-size="12pt" fo:background-color="#ffffff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" fo:font-size="12pt" fo:background-color="#ffffff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21022980108788930" text:style-name="L1">
        <text:list-header>
          <text:p text:style-name="P6"><text:s text:c="24"/>Resume </text:p>
        </text:list-header>
      </text:list>
      <text:p text:style-name="P3">Kigoto Patrice.</text:p>
      <text:p text:style-name="P3"><text:s/></text:p>
      <text:p text:style-name="P2">1020 Huntington Trace, </text:p>
      <text:p text:style-name="P2">Smyrna, GA 30082 </text:p>
      <text:p text:style-name="P2">562 377 2245 (cellphone) </text:p>
      <text:p text:style-name="P2">kigoto4@gmail.com </text:p>
      <text:p text:style-name="P7"><text:span text:style-name="T4"><text:s text:c="4"/>Experiences</text:span></text:p>
      <text:p text:style-name="P7"><text:span text:style-name="T2"><text:s text:c="6"/></text:span><text:span text:style-name="T1"><text:s/></text:span><text:span text:style-name="T7">Taxi Driver from March 2010 to 2014</text:span></text:p>
      <text:p text:style-name="P7"><text:span text:style-name="T1"><text:s text:c="10"/>Key responsibilities </text:span></text:p>
      <text:p text:style-name="P7"><text:span text:style-name="T1"><text:s text:c="13"/>Provide ride service for customers who need taxi cab in California area metro and surrounding. </text:span></text:p>
      <text:p text:style-name="P7"><text:span text:style-name="T1"><text:s text:c="5"/></text:span><text:span text:style-name="T7">Certified Accountant at Bethesda Clinic, Nairobi, Kenya </text:span></text:p>
      <text:p text:style-name="P7"><text:span text:style-name="T7"><text:s text:c="10"/></text:span><text:span text:style-name="T1"><text:s/>Key responsibilities </text:span></text:p>
      <text:p text:style-name="P4"><text:s text:c="13"/>General Accounting duties including Auditing </text:p>
      <text:p text:style-name="P4"><text:s text:c="12"/>Coordinator of the Daily running operations of the business.</text:p>
      <text:p text:style-name="P4"><text:s text:c="13"/>Plan, manage and organize the activities of the project office as per the designed document; <text:s text:c="21"/></text:p>
      <text:p text:style-name="P4"><text:s text:c="12"/>project ideas, gaps, best practices and lesson learned. Ensure the proper expenditure and timely</text:p>
      <text:p text:style-name="P4"><text:s text:c="13"/>utilization of the budget allocated for the respective departments; <text:s text:c="2"/></text:p>
      <text:p text:style-name="P4"><text:s text:c="12"/>prepare annual, bi-annual, quarterly and monthly &amp; weekly work plans and overseas its </text:p>
      <text:p text:style-name="P4"><text:s text:c="13"/>implementation accordingly; Ensure that progress narrative and financial reports are prepared </text:p>
      <text:p text:style-name="P4"><text:s text:c="12"/>and submitted to the programs department and the allocations of the Funds accordingly</text:p>
      <text:p text:style-name="P4"><text:s text:c="3"/><text:span text:style-name="T7">Large format Digital printing press maintenance and repairs Both HP and European <text:s text:c="2"/>Digital press </text:span></text:p>
      <text:p text:style-name="P4"><text:s text:c="6"/>Key responsibilities </text:p>
      <text:p text:style-name="P4"><text:s text:c="10"/>Facilitate planning process of different digital printing activities. Participate in installations of <text:s text:c="5"/></text:p>
      <text:p text:style-name="P4"><text:s text:c="10"/>European Digital printing press.</text:p>
      <text:p text:style-name="P2"><text:s text:c="5"/>Educational background </text:p>
      <text:p text:style-name="P8"><text:s text:c="12"/>Bachelor of Science degree (Bsc Equvalent) in Accounting, Certified HP Printing Press </text:p>
      <text:p text:style-name="P8"><text:s text:c="12"/>Engineer,Certified INCA spyder European Press Engineer. </text:p>
      <text:p text:style-name="P2"><text:s text:c="5"/>Skills and Competencies </text:p>
      <text:p text:style-name="P1"><text:s text:c="11"/>Computer: Computer hardware installations and maintaince Microsoft office application word, </text:p>
      <text:p text:style-name="P1"><text:s text:c="10"/>excel, power point, and internet browse; Photoshop. </text:p>
      <text:p text:style-name="P1"><text:s text:c="11"/>Report writing Very good in mathematics Team work Meeting tight deadlines.</text:p>
      <text:p text:style-name="P2"><text:s text:c="6"/>Current activities </text:p>
      <text:p text:style-name="P4"><text:s text:c="9"/>Attending a basic short term course (training) on how to build website using HTLM, CSS and <text:s text:c="7"/></text:p>
      <text:p text:style-name="P4"><text:s text:c="8"/>javascript, which is organized by Refugee Career Hub. Attending Codecademy online course on </text:p>
      <text:p text:style-name="P4"><text:s text:c="9"/>HTLM, CSS and javascript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cc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 kig</meta:initial-creator>
    <meta:creation-date>2019-07-02T15:51:20</meta:creation-date>
    <dc:date>2019-07-10T14:16:05</dc:date>
    <dc:creator>pat kig</dc:creator>
    <meta:editing-duration>PT2H26M34S</meta:editing-duration>
    <meta:editing-cycles>1</meta:editing-cycles>
    <meta:generator>OpenOffice/4.1.6$Unix OpenOffice.org_project/416m1$Build-9790</meta:generator>
    <meta:document-statistic meta:table-count="0" meta:image-count="0" meta:object-count="0" meta:page-count="1" meta:paragraph-count="36" meta:word-count="255" meta:character-count="2195"/>
  </office:meta>
</office:document-meta>
</file>